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justify" style:justify-single-word="false"/>
      <style:text-properties fo:language="pt" fo:country="BR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0e3527" officeooo:paragraph-rsid="000e3527" fo:background-color="#ff6600"/>
    </style:style>
    <style:style style:name="P5" style:family="paragraph" style:parent-style-name="Standard">
      <style:paragraph-properties fo:text-align="justify" style:justify-single-word="false"/>
      <style:text-properties fo:language="pt" fo:country="BR" fo:background-color="#ff6600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00cbcbb" officeooo:paragraph-rsid="000cbcbb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1391a2" officeooo:paragraph-rsid="001391a2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rsid="00154940" officeooo:paragraph-rsid="00154940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rsid="001621e2" officeooo:paragraph-rsid="001621e2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rsid="001621e2" officeooo:paragraph-rsid="0017ab9d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rsid="0017ab9d" officeooo:paragraph-rsid="0017ab9d"/>
    </style:style>
    <style:style style:name="P12" style:family="paragraph" style:parent-style-name="Standard" style:master-page-name="MP0">
      <style:paragraph-properties fo:text-align="justify" style:justify-single-word="false" style:page-number="auto" fo:break-before="page"/>
      <style:text-properties fo:language="pt" fo:country="BR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rsid="001d766d" officeooo:paragraph-rsid="001d766d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rsid="001e068c" officeooo:paragraph-rsid="001e068c"/>
    </style:style>
    <style:style style:name="P15" style:family="paragraph" style:parent-style-name="Standard">
      <style:paragraph-properties fo:text-align="justify" style:justify-single-word="false"/>
      <style:text-properties fo:language="pt" fo:country="BR" officeooo:rsid="001e068c" officeooo:paragraph-rsid="001ed204"/>
    </style:style>
    <style:style style:name="P16" style:family="paragraph" style:parent-style-name="Standard">
      <style:paragraph-properties fo:text-align="justify" style:justify-single-word="false"/>
      <style:text-properties fo:language="pt" fo:country="BR" officeooo:rsid="001ed204" officeooo:paragraph-rsid="001ed204"/>
    </style:style>
    <style:style style:name="P17" style:family="paragraph" style:parent-style-name="Standard">
      <style:paragraph-properties fo:text-align="justify" style:justify-single-word="false"/>
      <style:text-properties fo:language="pt" fo:country="BR" officeooo:rsid="001d766d" officeooo:paragraph-rsid="001d766d" fo:background-color="#ff3300"/>
    </style:style>
    <style:style style:name="P18" style:family="paragraph" style:parent-style-name="Standard">
      <style:paragraph-properties fo:text-align="justify" style:justify-single-word="false"/>
      <style:text-properties fo:language="pt" fo:country="BR" officeooo:rsid="001e068c" officeooo:paragraph-rsid="001e068c" fo:background-color="#ff33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7ab9d" fo:background-color="#ffff00" loext:char-shading-value="0"/>
    </style:style>
    <style:style style:name="T3" style:family="text">
      <style:text-properties officeooo:rsid="001c3b4b" fo:background-color="#ffff00" loext:char-shading-value="0"/>
    </style:style>
    <style:style style:name="T4" style:family="text">
      <style:text-properties officeooo:rsid="000f9898" fo:background-color="#ffff00" loext:char-shading-value="0"/>
    </style:style>
    <style:style style:name="T5" style:family="text">
      <style:text-properties officeooo:rsid="000eecff"/>
    </style:style>
    <style:style style:name="T6" style:family="text">
      <style:text-properties fo:language="pt" fo:country="BR"/>
    </style:style>
    <style:style style:name="T7" style:family="text">
      <style:text-properties fo:language="pt" fo:country="BR" fo:background-color="#ffff00" loext:char-shading-value="0"/>
    </style:style>
    <style:style style:name="T8" style:family="text">
      <style:text-properties officeooo:rsid="000f9898"/>
    </style:style>
    <style:style style:name="T9" style:family="text">
      <style:text-properties officeooo:rsid="00154940"/>
    </style:style>
    <style:style style:name="T10" style:family="text">
      <style:text-properties fo:background-color="#ff9900" loext:char-shading-value="0"/>
    </style:style>
    <style:style style:name="T11" style:family="text">
      <style:text-properties officeooo:rsid="0016bef2"/>
    </style:style>
    <style:style style:name="T12" style:family="text">
      <style:text-properties officeooo:rsid="000e3527" fo:background-color="#ff6600" loext:char-shading-value="0"/>
    </style:style>
    <style:style style:name="T13" style:family="text">
      <style:text-properties officeooo:rsid="00191ce8"/>
    </style:style>
    <style:style style:name="T14" style:family="text">
      <style:text-properties officeooo:rsid="001e068c"/>
    </style:style>
    <style:style style:name="T15" style:family="text">
      <style:text-properties officeooo:rsid="001ed2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4 Métricas de Software</text:p>
      <text:p text:style-name="P3"/>
      <text:p text:style-name="P3">4.1 Medição de Software</text:p>
      <text:p text:style-name="P3"/>
      <text:p text:style-name="P1"><text:span text:style-name="T6">A ISO 15939 </text:span><text:span text:style-name="Fonte_20_parág._20_padrão"><text:span text:style-name="T7">(REFEÊNCIA 1)</text:span></text:span><text:span text:style-name="T6"> define medição como a união de operações cujo objetivo é atribuir um valor a uma métrica. Ainda segundo a ISO 15939 </text:span><text:span text:style-name="Fonte_20_parág._20_padrão"><text:span text:style-name="T7">(REFEÊNCIA 1)</text:span></text:span><text:span text:style-name="T6"> o processo de medição é a chave primária para a gerência de um software e suas atividades no seu ciclo de vida, além disso um processo de melhoria contínua requer mudanças evolutivas e mudanças evolutivas requerem um processo de medição.</text:span></text:p>
      <text:p text:style-name="P3"/>
      <text:p text:style-name="P4">ESCREVER MAIS →<text:span text:style-name="T5"> LIVRO SOFTWARE METRICS QUE EU COLOQUEI NO DROP TEM UM CAPÍTULO SOBRE O QUE É MEDICÃO DE SOFTWARE</text:span></text:p>
      <text:p text:style-name="P5"/>
      <text:p text:style-name="P6">4.2 Definição das métricas de software</text:p>
      <text:p text:style-name="P6"/>
      <text:p text:style-name="P10">De acordo com a ISO/IEC 9126-1 <text:span text:style-name="T3">(</text:span><text:span text:style-name="Fonte_20_parág._20_padrão"><text:span text:style-name="T3">R</text:span></text:span><text:span text:style-name="Fonte_20_parág._20_padrão"><text:span text:style-name="T1">EFEÊNCIA </text:span></text:span><text:span text:style-name="Fonte_20_parág._20_padrão"><text:span text:style-name="T2">2</text:span></text:span><text:span text:style-name="Fonte_20_parág._20_padrão"><text:span text:style-name="T1">)</text:span></text:span> métrica pode ser entendida como <text:s/><text:span text:style-name="T10">ESCREVER</text:span>. <text:span text:style-name="T8">Fenton e Pfleeger </text:span><text:span text:style-name="T4">(REFERENCIA 3)</text:span><text:span text:style-name="T8">, mostraram que o termo métricas de software abrange muitas atividades, as quais estão envolvidas em um certo grau de medição de um software, como por exemplo estimativa de custo e de esforço, capacidade de reaproveitamento de elementos do software. Nesse contexto ISO/IEC 9126-1 categoriza as seguintes métricas de acordo com os diferentes tipos de medição:</text:span></text:p>
      <text:p text:style-name="P9"/>
      <text:p text:style-name="P10">- <text:span text:style-name="T11">Métricas internas: Aplicadas em um produto de software não executável, como código fonte </text:span><text:span text:style-name="T12">ESCREVER MAIS </text:span><text:span text:style-name="T11">.</text:span></text:p>
      <text:p text:style-name="P10">- <text:span text:style-name="T11">Métrica externas: Aplicadas a um produto de software executável, medindo o comportamento do sistema do qual o software é uma parte através de teste, operação ou mesmo obervação. Oferencem aos usuários, desenvolvedores ou avaliadores o benefício de poder avaliar a qualidade do produto durante seu processo de teste <text:s/>ou operação.</text:span></text:p>
      <text:p text:style-name="P10">- <text:span text:style-name="T13">Métricas de qualidade em uso: Aplicadas para medir o quanto um produto atende as necessidades de um usuário para que sejam atingidas metas especificadas como eficácia, produtividade, segurança e satisfação.</text:span></text:p>
      <text:p text:style-name="P8"/>
      <text:p text:style-name="P13">4.3 Métricas de código fonte</text:p>
      <text:p text:style-name="P13"/>
      <text:p text:style-name="P17">Explicar o que são métricas de código fonte e sua importância</text:p>
      <text:p text:style-name="P13"/>
      <text:p text:style-name="P13">4.3.1 Métricas de tamanho <text:span text:style-name="T14">e complexidade</text:span></text:p>
      <text:p text:style-name="P13"/>
      <text:p text:style-name="P17">Explicar o que são métricas de tamanho </text:p>
      <text:p text:style-name="P13"/>
      <text:p text:style-name="P13">- <text:span text:style-name="T14">LOC</text:span></text:p>
      <text:p text:style-name="P13">- <text:span text:style-name="T14">AMLOC</text:span></text:p>
      <text:p text:style-name="P13">- <text:span text:style-name="T14">ACCM</text:span></text:p>
      <text:p text:style-name="P13"/>
      <text:p text:style-name="P14">4.3.2 Métricas de Orientação a Objetos</text:p>
      <text:p text:style-name="P14"/>
      <text:p text:style-name="P18">Explicar o que são métricas de orientação a objetos </text:p>
      <text:p text:style-name="P14"/>
      <text:p text:style-name="P14">- <text:span text:style-name="T15">ACC</text:span></text:p>
      <text:p text:style-name="P14">- <text:span text:style-name="T15">ANPM</text:span></text:p>
      <text:p text:style-name="P14">- <text:span text:style-name="T15">CBO</text:span></text:p>
      <text:p text:style-name="P15">- <text:span text:style-name="T15">DIT</text:span></text:p>
      <text:p text:style-name="P15"><text:soft-page-break/>- <text:span text:style-name="T15">LCOM4</text:span></text:p>
      <text:p text:style-name="P15">- <text:span text:style-name="T15">NOC</text:span></text:p>
      <text:p text:style-name="P15">- <text:span text:style-name="T15">NOM</text:span></text:p>
      <text:p text:style-name="P15">- <text:span text:style-name="T15">NPA</text:span></text:p>
      <text:p text:style-name="P16">- RFC</text:p>
      <text:p text:style-name="P6"><text:s/></text:p>
      <text:p text:style-name="P3"/>
      <text:p text:style-name="P3"/>
      <text:p text:style-name="P3"/>
      <text:p text:style-name="P3">Referências</text:p>
      <text:p text:style-name="P3"/>
      <text:p text:style-name="P3">Referencia 1 – Arquivo Adoption of ISOIEC 15939 Systems and Software Engineerin na pasta referências/métricas Dropbox</text:p>
      <text:p text:style-name="P3"/>
      <text:p text:style-name="P11">Referencia 2 – ISO 9126 referências/métricas Dropbox</text:p>
      <text:p text:style-name="P3"/>
      <text:p text:style-name="P7">Referencia <text:span text:style-name="T9">3</text:span>- Livro Software Metrics na pasta referências/metricas Dropbox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4-09-05T19:52:00Z</meta:creation-date>
    <dc:date>2014-09-09T00:39:54.588086356</dc:date>
    <meta:editing-cycles>25</meta:editing-cycles>
    <meta:editing-duration>PT2H31M39S</meta:editing-duration>
    <meta:document-statistic meta:table-count="0" meta:image-count="0" meta:object-count="0" meta:page-count="2" meta:paragraph-count="32" meta:word-count="375" meta:character-count="2289" meta:non-whitespace-character-count="1938"/>
    <meta:template xlink:type="simple" xlink:actuate="onRequest" xlink:title="" xlink:href="Normal"/>
  </office:meta>
</office:document-meta>
</file>